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0in">
        <style:tab-stops/>
      </style:paragraph-properties>
    </style:style>
  </office:automatic-styles>
  <office:body>
    <office:text text:use-soft-page-breaks="true">
      <text:p text:style-name="P1">We’ll write a web app called Learning Log that allows user to log the topics<text:s/>they’re<text:s/>interested in and to make journal entries as they learn about each topic. The Learning Log home page will describe the site and invite users to<text:s/>either register or log in. Once logged in, a user can create new topics, add new entries<text:s/>and read and edit existing entri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833in" fo:line-height="107%" fo:margin-left="1in" fo:background-color="transparent" style:tab-stop-distance="0.5in">
        <style:tab-stops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wis Sewell</meta:initial-creator>
    <dc:creator>Lewis Sewell</dc:creator>
    <meta:creation-date>2022-08-24T21:11:00Z</meta:creation-date>
    <dc:date>2022-08-24T21:15:00Z</dc:date>
    <meta:template xlink:href="Normal.dotm" xlink:type="simple"/>
    <meta:editing-cycles>3</meta:editing-cycles>
    <meta:editing-duration>PT240S</meta:editing-duration>
    <meta:document-statistic meta:page-count="1" meta:paragraph-count="1" meta:word-count="52" meta:character-count="353" meta:row-count="2" meta:non-whitespace-character-count="302"/>
  </office:meta>
</office:document-meta>
</file>